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 svg:font-family="'Arial Black'"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opacity="100%" draw:fill="solid" draw:fill-color="#000000" draw:textarea-horizontal-align="justify" draw:textarea-vertical-align="middle" draw:auto-grow-height="false" fo:min-height="5.75cm" fo:min-width="7.5cm"/>
    </style:style>
    <style:style style:name="gr2" style:family="graphic" style:parent-style-name="standard">
      <style:graphic-properties draw:stroke="none" draw:fill-color="#000000" draw:textarea-horizontal-align="justify" draw:textarea-vertical-align="middle" draw:auto-grow-height="false" fo:min-height="0.75cm" fo:min-width="15.5cm"/>
    </style:style>
    <style:style style:name="gr3" style:family="graphic" style:parent-style-name="standard">
      <style:graphic-properties draw:stroke="none" draw:fill-color="#000000" draw:textarea-horizontal-align="justify" draw:textarea-vertical-align="middle" draw:auto-grow-height="false" fo:min-height="2.75cm" fo:min-width="10.5cm"/>
    </style:style>
    <style:style style:name="gr4" style:family="graphic" style:parent-style-name="standard">
      <style:graphic-properties draw:stroke="none" svg:stroke-width="0.026cm" svg:stroke-color="#000000" draw:marker-start="" draw:marker-start-width="0.3cm" draw:marker-start-center="false" draw:marker-end="" draw:marker-end-width="0.3cm" draw:marker-end-center="false" draw:stroke-linejoin="miter" draw:fill="solid" draw:fill-color="#000000" draw:textarea-horizontal-align="center" draw:textarea-vertical-align="middle" draw:auto-grow-height="false" draw:fit-to-size="false" style:shrink-to-fit="false" fo:min-height="6.741cm" fo:min-width="6.501cm" fo:padding-top="0.13cm" fo:padding-bottom="0.13cm" fo:padding-left="0.25cm" fo:padding-right="0.25cm" fo:wrap-option="wrap" draw:shadow="hidden" draw:shadow-offset-x="0.3cm" draw:shadow-offset-y="0.3cm" draw:shadow-color="#808080"/>
    </style:style>
    <style:style style:name="P1" style:family="paragraph">
      <loext:graphic-properties draw:fill="solid" draw:fill-color="#000000"/>
      <style:paragraph-properties fo:text-align="center"/>
    </style:style>
    <style:style style:name="P2" style:family="paragraph">
      <loext:graphic-properties draw:fill-color="#000000"/>
      <style:paragraph-properties fo:text-align="center"/>
    </style:style>
    <style:style style:name="P3" style:family="paragraph">
      <loext:graphic-properties draw:fill="solid" draw:fill-color="#000000"/>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office:automatic-styles>
  <office:body>
    <office:drawing>
      <draw:page draw:name="page1" draw:style-name="dp1" draw:master-page-name="Standard">
        <draw:polygon draw:style-name="gr1" draw:text-style-name="P1" draw:layer="layout" svg:width="15.999cm" svg:height="15.999cm" svg:x="0cm" svg:y="0cm" svg:viewBox="0 0 16000 16000" draw:points="4000,7000 4000,1000 5000,1000 5000,0 11000,0 11000,1000 12000,1000 12000,7000 11000,7000 11000,8000 10000,8000 10000,10000 12000,10000 12000,11000 15000,11000 15000,12000 16000,12000 16000,16000 15000,16000 1000,16000 0,16000 0,12000 1000,12000 1000,11000 4000,11000 4000,10000 6000,10000 6000,8000 5000,8000 5000,7000">
          <text:p/>
        </draw:polygon>
      </draw:page>
      <draw:page draw:name="page2" draw:style-name="dp1" draw:master-page-name="Standard">
        <draw:path draw:style-name="gr2" draw:text-style-name="P2" draw:layer="layout" svg:width="15.999cm" svg:height="15.999cm" svg:x="0cm" svg:y="0cm" svg:viewBox="0 0 16000 16000" svg:d="M0 0h1000 14000 1000v1000 7000 1000h-1000-5000v1000h-4000v-1000h-5000-1000v-1000-7000zM1000 1000v7000h5000 4000 5000v-7000zM2000 3000v-1000h6000v1000zM3000 5000v-1000h4000v1000zM8000 5000v-1000h3000v1000zM2000 7000v-1000h2000v1000zM5000 7000v-1000h2000v1000zM8000 7000v-1000h2000v1000zM9000 3000v-1000h1000v1000zM13000 7000v-1000h1000v1000zM13000 4000v-2000h1000v2000zM2000 15000v-1000h1000v1000h1000v-1000h1000v1000h1000v-1000h1000v1000h1000v-1000h1000v1000h1000v-1000h1000v1000h1000v-1000h1000v1000h1000v-1000h-1000v-1000h1000v-1000h1000v1000 1000h1000v1000 1000h-2000-1000-1000-1000-1000-1000-1000-1000-1000-1000-1000-1000-1000-1000-1000v-1000-1000h1000v1000zM1000 14000v-1000-1000h1000v-1000h1000 1000 1000 1000 1000 1000 1000 1000 1000 1000 1000 1000v1000h-1000v1000h-1000v-1000h-1000v1000h-1000v-1000h-1000v1000h-1000v-1000h-1000v1000h-1000v-1000h-1000v1000h-1000v-1000h-1000v1000h-1000v1000zM3000 14000v-1000h1000v1000zM5000 14000v-1000h1000v1000zM7000 14000v-1000h1000v1000zM9000 14000v-1000h1000v1000zM11000 14000v-1000h1000v1000z">
          <text:p/>
        </draw:path>
      </draw:page>
      <draw:page draw:name="page3" draw:style-name="dp1" draw:master-page-name="Standard">
        <draw:path draw:style-name="gr3" draw:text-style-name="P2" draw:layer="layout" svg:width="14.999cm" svg:height="15.999cm" svg:x="0cm" svg:y="0cm" svg:viewBox="0 0 15000 16000" svg:d="M1000 4000v-2000h1000v-1000h1000v-1000h7000v1000h1000v1000h1000v2000 1000 1000h-1000v1000h-1000v1000h-5000v1000h-4000v1000h-1000v-2000h1000v-1000h1000v-1000h-1000v-1000zM8000 5000v1000h1000v-1000zM6000 5000v1000h1000v-1000zM4000 5000v1000h1000v-1000zM8000 12000h-1000v1000h1000zM5000 11000v-1000h1000v-1000h7000v1000h1000v1000 1000 1000 2000h1000v1000h-1000-2000v-1000h-6000v-1000h-1000v-2000zM11000 12000v1000h1000v-1000zM10000 12000h-1000v1000h1000z">
          <text:p/>
        </draw:path>
      </draw:page>
      <draw:page draw:name="page4" draw:style-name="dp1" draw:master-page-name="Standard">
        <draw:path draw:style-name="gr4" draw:text-style-name="P3" draw:layer="layout" svg:width="15.999cm" svg:height="15.999cm" svg:x="0cm" svg:y="0cm" svg:viewBox="0 0 16000 16000" svg:d="M6340 3435l3-57 7-54 12-51 8-25 10-25 9-24 13-24 13-22 14-22 32-43 36-41 42-37 42-32 23-14 22-12 24-13 23-10 26-9 25-8 51-13 54-6 57-3 56 3 54 6 50 13 26 8 24 9 23 10 24 11 22 14 23 13 42 33 42 37 38 41 31 43 15 22 12 22 13 24 11 24 10 25 8 24 6 27 6 25 7 54 3 57-3 57-7 54-12 53-8 25-10 24-11 23-13 24-12 24-15 22-31 43-38 41-42 38-42 32-23 14-22 13-24 11-23 11-24 10-26 8-50 12-54 7-56 3-57-3-54-7-25-6-26-6-25-10-26-8-23-11-24-13-22-12-23-15-42-33-42-38-36-41-32-43-27-46-13-24-9-24-10-23-8-26-12-50-7-54zM8593 3435l4-57 6-54 6-25 7-27 8-24 9-25 11-24 13-24 13-22 14-22 32-43 38-41 41-37 43-33 22-13 22-14 24-11 24-10 24-9 25-8 51-13 54-6 55-3 56 3 54 6 51 13 25 8 25 9 24 10 24 11 44 27 45 33 41 37 38 41 34 43 14 22 12 22 13 24 11 24 8 25 10 24 6 27 6 25 7 54 3 57-3 56-7 54-6 25-6 25-10 26-8 23-11 24-13 24-26 46-34 43-38 41-41 38-45 33-22 15-22 12-24 13-24 11-25 8-25 10-26 6-25 6-54 7-56 3-55-3-54-7-27-6-26-6-25-10-24-8-24-11-23-13-23-12-22-15-43-33-41-38-36-41-34-43-27-46-11-24-11-24-9-23-8-26-13-50-6-54zM4500 4507l15-357 48-344 36-166 45-164 52-160 59-157 68-154 76-149 84-147 93-143 207-277 242-264 263-241 276-207 143-92 146-84 151-76 152-69 157-60 160-52 162-45 167-36 343-48 357-15 357 15 342 48 167 36 163 45 161 52 155 60 154 69 149 76 146 84 143 92 276 207 262 241 240 264 207 277 91 143 84 147 76 149 68 154 61 157 51 160 80 330 48 344 16 357-16 355-48 343-36 166-44 162-51 160-61 157-68 152-76 150-84 145-91 143-207 276-240 262-262 239-276 208-143 90-146 84-149 76-154 69-155 60-161 51-163 44-167 36-342 48-357 16-357-16-343-48-167-36-162-44-160-51-157-60-152-69-151-76-146-84-143-90-276-208-263-239-242-262-207-276-93-143-84-145-76-150-68-152-59-157-52-160-45-162-36-166-48-343zM5026 4507l15 301 39 292 32 141 37 138 44 135 51 133 58 130 64 127 71 124 80 120 176 235 204 222 224 203 235 176 121 78 125 71 127 65 130 57 133 51 135 44 140 38 141 31 291 39 303 14 303-14 292-39 141-31 138-38 136-44 132-51 130-57 127-65 126-71 120-78 235-176 222-203 203-222 176-235 78-120 72-124 65-127 57-130 50-133 45-135 38-138 30-141 40-292 14-301-14-303-40-293-68-281-45-135-50-133-57-131-65-127-72-126-78-120-176-236-203-224-222-204-235-178-120-78-126-71-127-65-130-59-132-51-136-44-138-36-141-32-292-40-303-14-303 14-291 40-141 32-140 36-135 44-133 51-130 59-127 65-125 71-121 78-235 178-224 204-204 224-176 236-80 120-71 126-64 127-58 131-51 133-44 135-37 140-32 141-39 293zM5947 5601l447-276 57 83 64 81 70 77 74 78 143 130 149 113 78 49 79 46 81 41 83 37 85 31 86 29 89 24 90 19 186 27 194 8 193-8 186-27 90-19 88-24 87-29 84-31 82-37 83-41 78-46 77-49 150-113 142-130 73-78 70-79 64-82 58-84 450 280-77 108-81 106-88 103-94 100-183 165-190 145-100 63-101 57-104 52-106 48-108 41-111 37-228 54-238 33-246 11-248-11-236-33-229-54-111-37-108-41-106-48-105-52-101-57-99-63-192-145-182-165-96-100-87-103-81-106zM1000 8000v1h5000 4000 5000v-1-7000h-14000zM0 0h1000 14000 1000v1000 7001 998h-1000-5000v1001h-4000v-1001h-5000-1000v-998-7001zM2000 15000v-1000h1000v1000h1000v-1000h1000v1000h1000v-1000h1001v1000h1000v-1000h998v1000h1001v-1000h1000v1000h1000v-1000h1000v1000h1000v-1000h-1000v-1000h1000v-1000h1000v1000 1000h1000v1000 1000h-2000-1000-1000-1000-1000-1001-998-1000-1001-1000-1000-1000-1000-1000-1000v-1000-1000h1000v1000zM1000 14000v-1000-1000h1000v-1000h1000 1000 1000 1000 1001 1000 998 1001 1000 1000 1000 1000v1000h-1000v1000h-1000v-1000h-1000v1000h-1000v-1000h-1001v1000h-998v-1000h-1000v1000h-1001v-1000h-1000v1000h-1000v-1000h-1000v1000h-1000v1000zM3000 14000v-1000h1000v1000zM5000 14000v-1000h1000v1000zM7001 14000v-1000h1000v1000zM8999 14000v-1000h1001v1000zM11000 14000v-1000h1000v1000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Black" svg:font-family="'Arial Black'"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0cm" fo:margin-left="0cm" fo:margin-right="0cm" fo:page-width="16cm" fo:page-height="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12T13:42:20.107464539</meta:creation-date>
    <dc:date>2019-01-12T14:59:42.500090713</dc:date>
    <meta:editing-duration>PT17M3S</meta:editing-duration>
    <meta:editing-cycles>4</meta:editing-cycles>
    <meta:generator>LibreOffice/6.1.4.2$Linux_X86_64 LibreOffice_project/10$Build-2</meta:generator>
    <meta:document-statistic meta:object-count="4"/>
  </office:meta>
</office:document-meta>
</file>